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adornments="Fett" style:font-family-generic="swiss"/>
    <style:font-face style:name="Arial" svg:font-family="Arial" style:font-adornments="Standard"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b7b0f"/>
    </style:style>
    <style:style style:name="P2" style:family="paragraph" style:parent-style-name="Text_20_body">
      <style:paragraph-properties fo:line-height="150%"/>
      <style:text-properties officeooo:rsid="00217684" officeooo:paragraph-rsid="00217684"/>
    </style:style>
    <style:style style:name="P3" style:family="paragraph" style:parent-style-name="Text_20_body">
      <style:text-properties officeooo:paragraph-rsid="002c430b"/>
    </style:style>
    <style:style style:name="P4" style:family="paragraph" style:parent-style-name="Text_20_body">
      <style:text-properties officeooo:rsid="00313efc" officeooo:paragraph-rsid="00313efc"/>
    </style:style>
    <style:style style:name="P5" style:family="paragraph" style:parent-style-name="Text_20_body">
      <style:text-properties officeooo:rsid="0032aad6" officeooo:paragraph-rsid="0032aad6"/>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Standard" style:master-page-name="First_20_Page">
      <style:paragraph-properties style:page-number="auto"/>
      <style:text-properties officeooo:paragraph-rsid="001b7b0f"/>
    </style:style>
    <style:style style:name="P11" style:family="paragraph" style:parent-style-name="Text_20_body" style:list-style-name="L1">
      <style:text-properties officeooo:rsid="0032aad6" officeooo:paragraph-rsid="0032aad6"/>
    </style:style>
    <style:style style:name="P12" style:family="paragraph" style:parent-style-name="Text_20_body" style:list-style-name="L2">
      <style:text-properties officeooo:rsid="0032aad6" officeooo:paragraph-rsid="0032aad6"/>
    </style:style>
    <style:style style:name="P13" style:family="paragraph" style:parent-style-name="Text_20_body" style:list-style-name="L1">
      <style:text-properties officeooo:rsid="00348996" officeooo:paragraph-rsid="00348996"/>
    </style:style>
    <style:style style:name="P14" style:family="paragraph" style:parent-style-name="Text_20_body">
      <style:text-properties officeooo:rsid="0035d697" officeooo:paragraph-rsid="0035d697"/>
    </style:style>
    <style:style style:name="P15" style:family="paragraph" style:parent-style-name="Heading_20_1" style:list-style-name=""/>
    <style:style style:name="P16" style:family="paragraph" style:parent-style-name="Heading_20_1">
      <style:text-properties officeooo:rsid="001f4a4b" officeooo:paragraph-rsid="001f4a4b"/>
    </style:style>
    <style:style style:name="P17" style:family="paragraph" style:parent-style-name="Heading_20_1">
      <style:paragraph-properties fo:break-before="page"/>
    </style:style>
    <style:style style:name="P18" style:family="paragraph" style:parent-style-name="Heading_20_1">
      <style:paragraph-properties fo:break-before="page"/>
      <style:text-properties officeooo:rsid="001f4a4b" officeooo:paragraph-rsid="001f4a4b"/>
    </style:style>
    <style:style style:name="P19" style:family="paragraph" style:parent-style-name="Heading_20_2">
      <style:text-properties officeooo:rsid="001f4a4b" officeooo:paragraph-rsid="001f4a4b"/>
    </style:style>
    <style:style style:name="P20" style:family="paragraph" style:parent-style-name="Heading_20_3">
      <style:text-properties officeooo:rsid="001c5e0b" officeooo:paragraph-rsid="001c5e0b"/>
    </style:style>
    <style:style style:name="P21" style:family="paragraph" style:parent-style-name="Heading_20_3">
      <style:text-properties officeooo:rsid="0024dc60" officeooo:paragraph-rsid="002d84d4"/>
    </style:style>
    <style:style style:name="P22" style:family="paragraph" style:parent-style-name="Heading_20_3">
      <style:text-properties officeooo:rsid="001d6e80" officeooo:paragraph-rsid="001d6e80"/>
    </style:style>
    <style:style style:name="P23" style:family="paragraph" style:parent-style-name="Heading_20_3">
      <style:text-properties officeooo:rsid="001d6e80" officeooo:paragraph-rsid="0022cba0"/>
    </style:style>
    <style:style style:name="P24" style:family="paragraph" style:parent-style-name="Heading_20_3">
      <style:paragraph-properties fo:text-align="justify" style:justify-single-word="false"/>
      <style:text-properties officeooo:rsid="001f4a4b" officeooo:paragraph-rsid="001f4a4b"/>
    </style:style>
    <style:style style:name="P25" style:family="paragraph" style:parent-style-name="Heading_20_3">
      <style:text-properties officeooo:rsid="001f4a4b" officeooo:paragraph-rsid="0032aad6"/>
    </style:style>
    <style:style style:name="P26" style:family="paragraph" style:parent-style-name="Heading_20_3" style:list-style-name="">
      <style:paragraph-properties>
        <style:tab-stops/>
      </style:paragraph-properties>
      <style:text-properties officeooo:rsid="001f4a4b" officeooo:paragraph-rsid="001f4a4b"/>
    </style:style>
    <style:style style:name="P27" style:family="paragraph" style:parent-style-name="Heading_20_3">
      <style:text-properties officeooo:rsid="001f4a4b" officeooo:paragraph-rsid="001f4a4b"/>
    </style:style>
    <style:style style:name="P28" style:family="paragraph" style:parent-style-name="Heading_20_3">
      <style:text-properties officeooo:rsid="002c430b" officeooo:paragraph-rsid="002c430b"/>
    </style:style>
    <style:style style:name="P29" style:family="paragraph" style:parent-style-name="Heading_20_3">
      <style:paragraph-properties fo:break-before="page"/>
      <style:text-properties officeooo:rsid="001d6e80" officeooo:paragraph-rsid="001d6e80"/>
    </style:style>
    <style:style style:name="P30" style:family="paragraph" style:parent-style-name="Heading_20_3">
      <style:paragraph-properties fo:break-before="page"/>
      <style:text-properties officeooo:rsid="001f4a4b" officeooo:paragraph-rsid="0032aad6"/>
    </style:style>
    <style:style style:name="P31" style:family="paragraph" style:parent-style-name="Heading_20_3">
      <style:paragraph-properties fo:break-before="page"/>
      <style:text-properties officeooo:rsid="001f4a4b" officeooo:paragraph-rsid="001f4a4b"/>
    </style:style>
    <style:style style:name="T1" style:family="text">
      <style:text-properties officeooo:rsid="001c5e0b"/>
    </style:style>
    <style:style style:name="T2" style:family="text">
      <style:text-properties officeooo:rsid="001f4a4b"/>
    </style:style>
    <style:style style:name="T3" style:family="text">
      <style:text-properties officeooo:rsid="00217684"/>
    </style:style>
    <style:style style:name="T4" style:family="text">
      <style:text-properties officeooo:rsid="0022cba0"/>
    </style:style>
    <style:style style:name="T5" style:family="text">
      <style:text-properties officeooo:rsid="00348996"/>
    </style:style>
    <style:style style:name="T6" style:family="text">
      <style:text-properties officeooo:rsid="0035322f"/>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Title"><text:bookmark-start text:name="__RefHeading__108_143842901"/>Simulation eine Zyklotrons<text:bookmark-end text:name="__RefHeading__108_143842901"/></text:p>
      <text:p text:style-name="Title"/>
      <text:p text:style-name="Title"><text:bookmark-start text:name="__RefHeading__110_143842901"/>Besondere Lernleistung<text:bookmark-end text:name="__RefHeading__110_143842901"/></text:p>
      <text:p text:style-name="Title"/>
      <text:p text:style-name="Title"><text:bookmark-start text:name="__RefHeading__112_143842901"/>Philipp Rosendahl<text:bookmark-end text:name="__RefHeading__112_143842901"/></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7">Inhaltsverzeichnis</text:p>
          </text:index-title>
          <text:p text:style-name="P8"><text:a xlink:type="simple" xlink:href="#__RefHeading__312_143842901" text:style-name="Index_20_Link" text:visited-style-name="Index_20_Link">1 Vorwort<text:tab/>3</text:a></text:p>
          <text:p text:style-name="P6"><text:a xlink:type="simple" xlink:href="#__RefHeading__314_143842901" text:style-name="Index_20_Link" text:visited-style-name="Index_20_Link">1.1 Das Projekt<text:tab/>3</text:a></text:p>
          <text:p text:style-name="P6"><text:a xlink:type="simple" xlink:href="#__RefHeading__316_143842901" text:style-name="Index_20_Link" text:visited-style-name="Index_20_Link">1.2 Motivation<text:tab/>4</text:a></text:p>
          <text:p text:style-name="P6"><text:a xlink:type="simple" xlink:href="#__RefHeading__279_2037666988" text:style-name="Index_20_Link" text:visited-style-name="Index_20_Link">1.3 Danksagung<text:tab/>4</text:a></text:p>
          <text:p text:style-name="P8"><text:a xlink:type="simple" xlink:href="#__RefHeading__114_143842901" text:style-name="Index_20_Link" text:visited-style-name="Index_20_Link">2 Physikalischer Teil<text:tab/>4</text:a></text:p>
          <text:p text:style-name="P6"><text:a xlink:type="simple" xlink:href="#__RefHeading__116_143842901" text:style-name="Index_20_Link" text:visited-style-name="Index_20_Link">2.1 Physikalische Grundlagen<text:tab/>4</text:a></text:p>
          <text:p text:style-name="P9"><text:a xlink:type="simple" xlink:href="#__RefHeading__268_143842901" text:style-name="Index_20_Link" text:visited-style-name="Index_20_Link">2.1.1 Das elektrische Feld<text:tab/>4</text:a></text:p>
          <text:p text:style-name="P9"><text:a xlink:type="simple" xlink:href="#__RefHeading__270_143842901" text:style-name="Index_20_Link" text:visited-style-name="Index_20_Link">2.1.2 Das magnetische Feld<text:tab/>4</text:a></text:p>
          <text:p text:style-name="P9"><text:a xlink:type="simple" xlink:href="#__RefHeading__272_143842901" text:style-name="Index_20_Link" text:visited-style-name="Index_20_Link">2.1.3 Die Spezielle Relativitätstheorie<text:tab/>4</text:a></text:p>
          <text:p text:style-name="P6"><text:a xlink:type="simple" xlink:href="#__RefHeading__281_143842901" text:style-name="Index_20_Link" text:visited-style-name="Index_20_Link">2.2 Der Teilchenbeschleuniger<text:tab/>4</text:a></text:p>
          <text:p text:style-name="P9"><text:a xlink:type="simple" xlink:href="#__RefHeading__274_143842901" text:style-name="Index_20_Link" text:visited-style-name="Index_20_Link">2.2.1 Das Zyklotron<text:tab/>4</text:a></text:p>
          <text:p text:style-name="P9"><text:a xlink:type="simple" xlink:href="#__RefHeading__283_143842901" text:style-name="Index_20_Link" text:visited-style-name="Index_20_Link">2.2.2 Das Massenspektrometer<text:tab/>4</text:a></text:p>
          <text:p text:style-name="P6"><text:a xlink:type="simple" xlink:href="#__RefHeading__285_143842901" text:style-name="Index_20_Link" text:visited-style-name="Index_20_Link">2.3 Das Zyklotron und die Relativitätstheorie<text:tab/>4</text:a></text:p>
          <text:p text:style-name="P9"><text:a xlink:type="simple" xlink:href="#__RefHeading__275_2037666988" text:style-name="Index_20_Link" text:visited-style-name="Index_20_Link">2.3.1 Die Bewegung einer Ladung im Zyklotron mit relativistischer Mechanik<text:tab/>4</text:a></text:p>
          <text:p text:style-name="P6"><text:a xlink:type="simple" xlink:href="#__RefHeading__277_2037666988" text:style-name="Index_20_Link" text:visited-style-name="Index_20_Link">2.4 Zusammenfassung einiger Gleichungen für die Simulation<text:tab/>4</text:a></text:p>
          <text:p text:style-name="P8"><text:a xlink:type="simple" xlink:href="#__RefHeading__287_143842901" text:style-name="Index_20_Link" text:visited-style-name="Index_20_Link">3 Informationstechnischer Teil<text:tab/>4</text:a></text:p>
          <text:p text:style-name="P6"><text:a xlink:type="simple" xlink:href="#__RefHeading__289_143842901" text:style-name="Index_20_Link" text:visited-style-name="Index_20_Link">3.1 Informationstechnische Grundlagen<text:tab/>4</text:a></text:p>
          <text:p text:style-name="P9"><text:a xlink:type="simple" xlink:href="#__RefHeading__291_143842901" text:style-name="Index_20_Link" text:visited-style-name="Index_20_Link">3.1.1 Grundlagen der Parallelisierung<text:tab/>4</text:a></text:p>
          <text:p text:style-name="P9"><text:a xlink:type="simple" xlink:href="#__RefHeading__293_143842901" text:style-name="Index_20_Link" text:visited-style-name="Index_20_Link">3.1.2 Timing in der Simulation<text:tab/>4</text:a></text:p>
          <text:p text:style-name="P9"><text:a xlink:type="simple" xlink:href="#__RefHeading__295_143842901" text:style-name="Index_20_Link" text:visited-style-name="Index_20_Link">3.1.3 Creational Design Patterns<text:tab/>4</text:a></text:p>
          <text:p text:style-name="P9"><text:a xlink:type="simple" xlink:href="#__RefHeading__297_143842901" text:style-name="Index_20_Link" text:visited-style-name="Index_20_Link">3.1.4 Rotationen in der Ebene<text:tab/>4</text:a></text:p>
          <text:p text:style-name="P6"><text:a xlink:type="simple" xlink:href="#__RefHeading__299_143842901" text:style-name="Index_20_Link" text:visited-style-name="Index_20_Link">3.2 Design der Simulation<text:tab/>4</text:a></text:p>
          <text:p text:style-name="P9"><text:a xlink:type="simple" xlink:href="#__RefHeading__301_143842901" text:style-name="Index_20_Link" text:visited-style-name="Index_20_Link">3.2.1 Parallelisierung und Timing in der Simulation<text:tab/>4</text:a></text:p>
          <text:p text:style-name="P9"><text:a xlink:type="simple" xlink:href="#__RefHeading__303_143842901" text:style-name="Index_20_Link" text:visited-style-name="Index_20_Link">3.2.2 Modellierung der Simulation<text:tab/>4</text:a></text:p>
          <text:p text:style-name="P6"><text:a xlink:type="simple" xlink:href="#__RefHeading__305_143842901" text:style-name="Index_20_Link" text:visited-style-name="Index_20_Link">3.3 Umsetzung der Simulation<text:tab/>5</text:a></text:p>
          <text:p text:style-name="P9"><text:a xlink:type="simple" xlink:href="#__RefHeading__307_143842901" text:style-name="Index_20_Link" text:visited-style-name="Index_20_Link">3.3.2 Das Rendern der Anzeigen und des Zyklotrons<text:tab/>5</text:a></text:p>
          <text:p text:style-name="P9"><text:a xlink:type="simple" xlink:href="#__RefHeading__309_143842901" text:style-name="Index_20_Link" text:visited-style-name="Index_20_Link">3.3.3 Das „float-precision“ Problem<text:tab/>5</text:a></text:p>
        </text:index-body>
      </text:table-of-content>
      <text:p text:style-name="P1"><text:line-break/></text:p>
      <text:h text:style-name="P18" text:outline-level="1"><text:bookmark-start text:name="__RefHeading__312_143842901"/>1 Vorwort<text:bookmark-end text:name="__RefHeading__312_143842901"/></text:h>
      <text:h text:style-name="P19" text:outline-level="2"><text:bookmark-start text:name="__RefHeading__314_143842901"/>1.1 Das Projekt<text:bookmark-end text:name="__RefHeading__314_143842901"/></text:h>
      <text:p text:style-name="P2">Die Simulation komplexer und in kurzer Zeit ablaufende Prozesse ist seit je her eine außerordentliche Herausforderung für Mensch und Computer, da die Prozesse effizient dargestellt werden müssen und häufig ein großer Rechenaufwand für Simulationen nötig ist. Diese Arbeit ist die Simulation eines Zyklotrons. Ein Zyklotron ein eher einfacher Zirkularbeschleuniger, der es ermöglicht geladene Teilchen zu weiteren Untersuchung auf hohe Geschwindigkeiten zu beschleunigen. </text:p>
      <text:h text:style-name="P19" text:outline-level="2"><text:bookmark-start text:name="__RefHeading__316_143842901"/>1.2 Motivation<text:bookmark-end text:name="__RefHeading__316_143842901"/></text:h>
      <text:h text:style-name="P15" text:outline-level="1"/>
      <text:h text:style-name="P17" text:outline-level="1"><text:bookmark-start text:name="__RefHeading__114_143842901"/>2 Physikalischer Teil<text:bookmark-end text:name="__RefHeading__114_143842901"/></text:h>
      <text:h text:style-name="Heading_20_2" text:outline-level="2"><text:bookmark-start text:name="__RefHeading__116_143842901"/>2.1 <text:span text:style-name="T1">Physikalische Grundlagen</text:span><text:bookmark-end text:name="__RefHeading__116_143842901"/></text:h>
      <text:h text:style-name="P20" text:outline-level="3"><text:bookmark-start text:name="__RefHeading__268_143842901"/>2.1.1 Das elektrische Feld<text:bookmark-end text:name="__RefHeading__268_143842901"/></text:h>
      <text:h text:style-name="P21" text:outline-level="3">2.1.1.1 Beschleunigung im elektrischen Feld</text:h>
      <text:p text:style-name="Text_20_body"><text:soft-page-break/>Zuerst berechnen wir die Geschwindigkeiten v(t) im Kondensator<draw:frame draw:style-name="fr1" draw:name="Objekt3" text:anchor-type="as-char" svg:y="-4.323cm" svg:width="7.646cm" svg:height="8.525cm" draw:z-index="2"><draw:object xlink:href="./Object 3" xlink:type="simple" xlink:show="embed" xlink:actuate="onLoad"/><draw:image xlink:href="./ObjectReplacements/Object 3" xlink:type="simple" xlink:show="embed" xlink:actuate="onLoad"/></draw:frame><draw:frame draw:style-name="fr2" draw:name="Objekt1" text:anchor-type="char" svg:x="-1.707cm" svg:y="1.157cm" svg:width="7.579cm" svg:height="15.097cm" draw:z-index="0"><draw:object xlink:href="./Object 1" xlink:type="simple" xlink:show="embed" xlink:actuate="onLoad"/><draw:image xlink:href="./ObjectReplacements/Object 1" xlink:type="simple" xlink:show="embed" xlink:actuate="onLoad"/></draw:frame><draw:frame draw:style-name="fr2" draw:name="Objekt2" text:anchor-type="char" svg:x="5.981cm" svg:y="1.168cm" svg:width="7.863cm" svg:height="8.523cm" draw:z-index="1"><draw:object xlink:href="./Object 2" xlink:type="simple" xlink:show="embed" xlink:actuate="onLoad"/><draw:image xlink:href="./ObjectReplacements/Object 2" xlink:type="simple" xlink:show="embed" xlink:actuate="onLoad"/></draw:frame></text:p>
      <text:h text:style-name="P29" text:outline-level="3"><text:bookmark-start text:name="__RefHeading__270_143842901"/>2.1.2 Das magnetische Feld<text:bookmark-end text:name="__RefHeading__270_143842901"/></text:h>
      <text:h text:style-name="P22" text:outline-level="3"><text:bookmark-start text:name="__RefHeading__272_143842901"/>2.1.3 Die Spezielle Relativitätstheorie<text:bookmark-end text:name="__RefHeading__272_143842901"/></text:h>
      <text:h text:style-name="P19" text:outline-level="2"><text:bookmark-start text:name="__RefHeading__281_143842901"/>2.2 Der Teilchenbeschleuniger <text:bookmark-end text:name="__RefHeading__281_143842901"/></text:h>
      <text:h text:style-name="P22" text:outline-level="3"><text:bookmark-start text:name="__RefHeading__274_143842901"/>2.<text:span text:style-name="T2">2.1 </text:span>Das Zyklotron<text:bookmark-end text:name="__RefHeading__274_143842901"/></text:h>
      <text:h text:style-name="P24" text:outline-level="3"><text:bookmark-start text:name="__RefHeading__283_143842901"/>2.2.2 Das Massenspektrometer<text:bookmark-end text:name="__RefHeading__283_143842901"/></text:h>
      <text:h text:style-name="P19" text:outline-level="2"><text:bookmark-start text:name="__RefHeading__285_143842901"/>2.3 Das Zyklotron und die Relativitätstheorie<text:bookmark-end text:name="__RefHeading__285_143842901"/></text:h>
      <text:h text:style-name="P23" text:outline-level="3"><text:bookmark-start text:name="__RefHeading__275_2037666988"/>2.3.1 Die Bewegung einer Ladung im Zyklotron mit relativistischer Mechanik<text:bookmark-end text:name="__RefHeading__275_2037666988"/></text:h>
      <text:h text:style-name="Heading_20_2" text:outline-level="2"><text:bookmark-start text:name="__RefHeading__277_2037666988"/>2.<text:span text:style-name="T4">4 Zusammenfassung einiger Gleichungen für die Simulation</text:span><text:bookmark-end text:name="__RefHeading__277_2037666988"/></text:h>
      <text:h text:style-name="P16" text:outline-level="1"><text:bookmark-start text:name="__RefHeading__287_143842901"/>3 Informationstechnischer Teil<text:bookmark-end text:name="__RefHeading__287_143842901"/></text:h>
      <text:h text:style-name="Heading_20_2" text:outline-level="2"><text:bookmark-start text:name="__RefHeading__289_143842901"/>3.1 Informationstechnische Grundlagen<text:bookmark-end text:name="__RefHeading__289_143842901"/></text:h>
      <text:h text:style-name="P25" text:outline-level="3"><text:bookmark-start text:name="__RefHeading__291_143842901"/><text:line-break/><text:bookmark-end text:name="__RefHeading__291_143842901"/></text:h>
      <text:h text:style-name="P30" text:outline-level="3">3.1.1 Grundlagen der Parallelisierung</text:h>
      <text:p text:style-name="P4">ADD REASONS FOR CHOSEN THIS KIND OF PARRALLELISATION</text:p>
      <text:p text:style-name="P5">Wir haben folgende <text:span text:style-name="T5">Funktionen</text:span>:</text:p>
      <text:list xml:id="list7490956184856308044" text:style-name="L1">
        <text:list-item>
          <text:p text:style-name="P11">time (<text:span text:style-name="T5">rounds</text:span>)</text:p>
        </text:list-item>
        <text:list-item>
          <text:p text:style-name="P13">distance(rounds, v)</text:p>
        </text:list-item>
        <text:list-item>
          <text:p text:style-name="P11">v (time)</text:p>
        </text:list-item>
        <text:list-item>
          <text:p text:style-name="P11">m (v)</text:p>
        </text:list-item>
        <text:list-item>
          <text:p text:style-name="P11">r (v)</text:p>
        </text:list-item>
        <text:list-item>
          <text:p text:style-name="P11">roundTime (v)</text:p>
        </text:list-item>
        <text:list-item>
          <text:p text:style-name="P11">ke (v)</text:p>
        </text:list-item>
        <text:list-item>
          <text:p text:style-name="P11">re (v)</text:p>
        </text:list-item>
      </text:list>
      <text:p text:style-name="P5">Wir können die Berechnung in 3 Phasen unterteilen, die von einander abhängen:</text:p>
      <text:list xml:id="list2470406709290366441" text:style-name="L2">
        <text:list-item>
          <text:p text:style-name="P12">die umlaufabhängigen</text:p>
        </text:list-item>
        <text:list-item>
          <text:p text:style-name="P12">die zeitabhängigen </text:p>
        </text:list-item>
        <text:list-item>
          <text:p text:style-name="P12">die geschwindigkeitsabhängigen </text:p>
        </text:list-item>
      </text:list>
      <text:p text:style-name="P5">Wir werden die Berechnungen in <text:span text:style-name="T6">6</text:span> + 1 Thread<text:span text:style-name="T5">s</text:span> <text:span text:style-name="T5">über 3 Phasen </text:span>abhalten. <text:span text:style-name="T6">6</text:span> <text:span text:style-name="T5">Threads</text:span>, die <text:s/><text:span text:style-name="T5">r</text:span>echnen und ein <text:span text:style-name="T5">Thread </text:span>, der die Berechnungen überwacht und kontrolliert. <text:span text:style-name="T5">Die Funktionen werden nach den Abhängigkeiten in die jeweilige Phase unterteilt.</text:span></text:p>
      <text:h text:style-name="P26" text:outline-level="3"/>
      <text:h text:style-name="P31" text:outline-level="3"><text:bookmark-start text:name="__RefHeading__293_143842901"/>3.1.2 Timing in der Simulation<text:bookmark-end text:name="__RefHeading__293_143842901"/></text:h>
      <text:h text:style-name="P27" text:outline-level="3"><text:bookmark-start text:name="__RefHeading__295_143842901"/>3.1.3 Creational Design Patterns<text:bookmark-end text:name="__RefHeading__295_143842901"/></text:h>
      <text:h text:style-name="P27" text:outline-level="3"><text:bookmark-start text:name="__RefHeading__297_143842901"/>//3.1.4 Rotationen in der Ebene<text:bookmark-end text:name="__RefHeading__297_143842901"/></text:h>
      <text:h text:style-name="P28" text:outline-level="3">3.1.5 Parametrischer Polymorphiismus</text:h>
      <text:p text:style-name="P3">Most compilers don't allow you to put template function definitions in a separate source file, even though this is technically allowed by the standard. </text:p>
      <text:h text:style-name="P19" text:outline-level="2"><text:bookmark-start text:name="__RefHeading__299_143842901"/>3.2 Design der Simulation<text:bookmark-end text:name="__RefHeading__299_143842901"/></text:h>
      <text:h text:style-name="P27" text:outline-level="3"><text:bookmark-start text:name="__RefHeading__301_143842901"/>3.2.1 Parallelisierung und Timing in der Simulation<text:bookmark-end text:name="__RefHeading__301_143842901"/></text:h>
      <text:h text:style-name="P27" text:outline-level="3"><text:bookmark-start text:name="__RefHeading__303_143842901"/>3.2.2 Modellierung der Simulation<text:bookmark-end text:name="__RefHeading__303_143842901"/></text:h>
      <text:h text:style-name="P19" text:outline-level="2"><text:bookmark-start text:name="__RefHeading__305_143842901"/>3.3 Umsetzung der Simulation<text:bookmark-end text:name="__RefHeading__305_143842901"/></text:h>
      <text:h text:style-name="P27" text:outline-level="3"><text:bookmark-start text:name="__RefHeading__307_143842901"/>3.3.2 Das Rendern der Anzeigen und <text:span text:style-name="T3">d</text:span>es Zyklotrons<text:bookmark-end text:name="__RefHeading__307_143842901"/></text:h>
      <text:h text:style-name="P27" text:outline-level="3"><text:bookmark-start text:name="__RefHeading__309_143842901"/>3.3.3 Das „float-precision“ Problem<text:bookmark-end text:name="__RefHeading__309_143842901"/></text:h>
      <text:p text:style-name="P14">https://www.youtube.com/watch?v=PZRI1IfStY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adornments="Fett" style:font-family-generic="swiss"/>
    <style:font-face style:name="Arial" svg:font-family="Arial" style:font-adornments="Standard"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50%" fo:text-align="justify" style:justify-single-word="false" fo:keep-together="always" style:page-number="auto"/>
      <style:text-properties style:font-name="Arial" fo:font-family="Arial" style:font-style-name="Standard" style:font-family-generic="swis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style:font-name="Arial1" fo:font-family="Arial" style:font-style-name="Fett" style:font-family-generic="swiss" fo:font-size="20pt" fo:language="de" fo:country="DE"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Arial1" fo:font-family="Arial" style:font-style-name="Fett" style:font-family-generic="swiss" fo:font-size="16pt" fo:language="de" fo:country="DE"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left="1.499cm" fo:margin-right="0cm" fo:margin-top="0.247cm" fo:margin-bottom="0.212cm" loext:contextual-spacing="false" fo:text-indent="-0.76cm" style:auto-text-indent="false" style:page-number="auto">
        <style:tab-stops/>
      </style:paragraph-properties>
      <style:text-properties fo:color="#000000" style:font-name="Arial1" fo:font-family="Arial" style:font-style-name="Fett" style:font-family-generic="swiss" fo:font-size="14pt" fo:language="de" fo:country="DE"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9T17:41:30.708910122</meta:creation-date>
    <dc:date>2016-07-28T11:19:37.721189173</dc:date>
    <meta:editing-duration>PT3H51M11S</meta:editing-duration>
    <meta:editing-cycles>18</meta:editing-cycles>
    <meta:generator>LibreOffice/5.1.4.2$Linux_X86_64 LibreOffice_project/10m0$Build-2</meta:generator>
    <meta:print-date>2016-05-18T22:03:41.996140227</meta:print-date>
    <meta:document-statistic meta:table-count="0" meta:image-count="0" meta:object-count="3" meta:page-count="8" meta:paragraph-count="80" meta:word-count="459" meta:character-count="3222" meta:non-whitespace-character-count="2844"/>
  </office:meta>
</office:document-meta>
</file>

<file path=Object 1/content.xml><?xml version="1.0" encoding="utf-8"?>
<math xmlns="http://www.w3.org/1998/Math/MathML" display="block">
  <semantics>
    <mtable>
      <mtr>
        <mtd>
          <mrow>
            <mrow>
              <mi mathvariant="italic">Ansatz</mi>
              <mo stretchy="false">=</mo>
              <msub>
                <mi>F</mi>
                <mi>e</mi>
              </msub>
              <mo stretchy="false">=</mo>
              <mi>p</mi>
            </mrow>
            <mi>'</mi>
          </mrow>
        </mtd>
      </mtr>
      <mtr>
        <mtd>
          <mrow/>
        </mtd>
      </mtr>
      <mtr>
        <mtd>
          <mrow>
            <mrow>
              <mi mathvariant="italic">QE</mi>
              <mo stretchy="false">=</mo>
              <mfrac>
                <mi>d</mi>
                <mi mathvariant="italic">dt</mi>
              </mfrac>
            </mrow>
            <mfrac>
              <mrow>
                <mi>m</mi>
                <mo stretchy="false">∗</mo>
                <mi>v</mi>
              </mrow>
              <msqrt>
                <mrow>
                  <mn>1</mn>
                  <mo stretchy="false">−</mo>
                  <msup>
                    <mfrac>
                      <mi>v</mi>
                      <mi>c</mi>
                    </mfrac>
                    <mn>2</mn>
                  </msup>
                </mrow>
              </msqrt>
            </mfrac>
          </mrow>
        </mtd>
      </mtr>
      <mtr>
        <mtd>
          <mrow/>
        </mtd>
      </mtr>
      <mtr>
        <mtd>
          <mrow>
            <mrow>
              <mfrac>
                <mi mathvariant="italic">QE</mi>
                <mi>m</mi>
              </mfrac>
              <mo stretchy="false">=</mo>
              <mfrac>
                <mi>d</mi>
                <mi mathvariant="italic">dt</mi>
              </mfrac>
            </mrow>
            <mfrac>
              <mi>v</mi>
              <msqrt>
                <mrow>
                  <mn>1</mn>
                  <mo stretchy="false">−</mo>
                  <msup>
                    <mfrac>
                      <mi>v</mi>
                      <mi>c</mi>
                    </mfrac>
                    <mn>2</mn>
                  </msup>
                </mrow>
              </msqrt>
            </mfrac>
            <mtext>     </mtext>
            <mi mathvariant="italic">integrieren</mi>
            <mtext>     </mtext>
            <mrow>
              <mi>a</mi>
              <mo stretchy="false">=</mo>
              <mfrac>
                <mi mathvariant="italic">QE</mi>
                <mi>m</mi>
              </mfrac>
            </mrow>
          </mrow>
        </mtd>
      </mtr>
      <mtr>
        <mtd>
          <mrow/>
        </mtd>
      </mtr>
      <mtr>
        <mtd>
          <mrow>
            <mrow>
              <mi mathvariant="italic">at</mi>
              <mo stretchy="false">+</mo>
              <msub>
                <mi>v</mi>
                <mi>o</mi>
              </msub>
            </mrow>
            <mo stretchy="false">=</mo>
            <mfrac>
              <mi>v</mi>
              <msqrt>
                <mrow>
                  <mn>1</mn>
                  <mo stretchy="false">−</mo>
                  <msup>
                    <mfrac>
                      <mi>v</mi>
                      <mi>c</mi>
                    </mfrac>
                    <mn>2</mn>
                  </msup>
                </mrow>
              </msqrt>
            </mfrac>
          </mrow>
        </mtd>
      </mtr>
      <mtr>
        <mtd>
          <mrow/>
        </mtd>
      </mtr>
      <mtr>
        <mtd>
          <mrow>
            <msup>
              <mi>v</mi>
              <mn>2</mn>
            </msup>
            <mo stretchy="false">=</mo>
            <mrow>
              <msup>
                <mrow>
                  <mo fence="true" stretchy="false">(</mo>
                  <mrow>
                    <mrow>
                      <mi mathvariant="italic">at</mi>
                      <mo stretchy="false">+</mo>
                      <msub>
                        <mi>v</mi>
                        <mi>o</mi>
                      </msub>
                    </mrow>
                  </mrow>
                  <mo fence="true" stretchy="false">)</mo>
                </mrow>
                <mn>2</mn>
              </msup>
              <mo stretchy="false">−</mo>
              <mfrac>
                <mrow>
                  <msup>
                    <mrow>
                      <mo fence="true" stretchy="false">(</mo>
                      <mrow>
                        <mrow>
                          <mi mathvariant="italic">at</mi>
                          <mo stretchy="false">+</mo>
                          <msub>
                            <mi>v</mi>
                            <mi>o</mi>
                          </msub>
                        </mrow>
                      </mrow>
                      <mo fence="true" stretchy="false">)</mo>
                    </mrow>
                    <mn>2</mn>
                  </msup>
                  <mo stretchy="false">∗</mo>
                  <msup>
                    <mi>v</mi>
                    <mn>2</mn>
                  </msup>
                </mrow>
                <msup>
                  <mi>c</mi>
                  <mn>2</mn>
                </msup>
              </mfrac>
            </mrow>
          </mrow>
        </mtd>
      </mtr>
      <mtr>
        <mtd>
          <mrow/>
        </mtd>
      </mtr>
      <mtr>
        <mtd>
          <mrow>
            <msup>
              <mrow>
                <mo fence="true" stretchy="false">(</mo>
                <mrow>
                  <mrow>
                    <mi mathvariant="italic">at</mi>
                    <mo stretchy="false">+</mo>
                    <msub>
                      <mi>v</mi>
                      <mi>o</mi>
                    </msub>
                  </mrow>
                </mrow>
                <mo fence="true" stretchy="false">)</mo>
              </mrow>
              <mn>2</mn>
            </msup>
            <mo stretchy="false">=</mo>
            <mrow>
              <msup>
                <mi>v</mi>
                <mn>2</mn>
              </msup>
              <mo stretchy="false">+</mo>
              <mfrac>
                <mrow>
                  <msup>
                    <mi>v</mi>
                    <mn>2</mn>
                  </msup>
                  <msup>
                    <mrow>
                      <mo fence="true" stretchy="false">(</mo>
                      <mrow>
                        <mrow>
                          <mi mathvariant="italic">at</mi>
                          <mo stretchy="false">+</mo>
                          <msub>
                            <mi>v</mi>
                            <mi>o</mi>
                          </msub>
                        </mrow>
                      </mrow>
                      <mo fence="true" stretchy="false">)</mo>
                    </mrow>
                    <mn>2</mn>
                  </msup>
                </mrow>
                <msup>
                  <mi>c</mi>
                  <mn>2</mn>
                </msup>
              </mfrac>
            </mrow>
            <mo stretchy="false">=</mo>
            <mrow>
              <msup>
                <mi>v</mi>
                <mn>2</mn>
              </msup>
              <mo stretchy="false">∗</mo>
              <msup>
                <mrow>
                  <mo fence="true" stretchy="false">(</mo>
                  <mrow>
                    <mrow>
                      <mn>1</mn>
                      <mo stretchy="false">+</mo>
                      <mfrac>
                        <mrow>
                          <mi mathvariant="italic">at</mi>
                          <mo stretchy="false">+</mo>
                          <msub>
                            <mi>v</mi>
                            <mi>o</mi>
                          </msub>
                        </mrow>
                        <mi>c</mi>
                      </mfrac>
                    </mrow>
                  </mrow>
                  <mo fence="true" stretchy="false">)</mo>
                </mrow>
                <mn>2</mn>
              </msup>
            </mrow>
          </mrow>
        </mtd>
      </mtr>
      <mtr>
        <mtd>
          <mrow/>
        </mtd>
      </mtr>
      <mtr>
        <mtd>
          <mrow>
            <msup>
              <mi>v</mi>
              <mn>2</mn>
            </msup>
            <mo stretchy="false">=</mo>
            <mfrac>
              <msup>
                <mrow>
                  <mo fence="true" stretchy="false">(</mo>
                  <mrow>
                    <mrow>
                      <mi mathvariant="italic">at</mi>
                      <mo stretchy="false">+</mo>
                      <msub>
                        <mi>v</mi>
                        <mi>o</mi>
                      </msub>
                    </mrow>
                  </mrow>
                  <mo fence="true" stretchy="false">)</mo>
                </mrow>
                <mn>2</mn>
              </msup>
              <mrow>
                <mn>1</mn>
                <mo stretchy="false">+</mo>
                <msup>
                  <mrow>
                    <mo fence="true" stretchy="false">(</mo>
                    <mrow>
                      <mfrac>
                        <mrow>
                          <mi mathvariant="italic">at</mi>
                          <mo stretchy="false">+</mo>
                          <msub>
                            <mi>v</mi>
                            <mi>o</mi>
                          </msub>
                        </mrow>
                        <mi>c</mi>
                      </mfrac>
                    </mrow>
                    <mo fence="true" stretchy="false">)</mo>
                  </mrow>
                  <mn>2</mn>
                </msup>
              </mrow>
            </mfrac>
          </mrow>
        </mtd>
      </mtr>
      <mtr>
        <mtd>
          <mrow/>
        </mtd>
      </mtr>
      <mtr>
        <mtd>
          <mrow>
            <mi>v</mi>
            <mo stretchy="false">=</mo>
            <mfrac>
              <mrow>
                <mi mathvariant="italic">at</mi>
                <mo stretchy="false">+</mo>
                <msub>
                  <mi>v</mi>
                  <mi>o</mi>
                </msub>
              </mrow>
              <msqrt>
                <mrow>
                  <mn>1</mn>
                  <mo stretchy="false">+</mo>
                  <msup>
                    <mfrac>
                      <mrow>
                        <mi mathvariant="italic">at</mi>
                        <mo stretchy="false">+</mo>
                        <msub>
                          <mi>v</mi>
                          <mi>o</mi>
                        </msub>
                      </mrow>
                      <mi>c</mi>
                    </mfrac>
                    <mn>2</mn>
                  </msup>
                </mrow>
              </msqrt>
            </mfrac>
          </mrow>
        </mtd>
      </mtr>
    </mtable>
    <annotation encoding="StarMath 5.0">Ansatz =  F_e = p' newline 
newline
QE = d over dt {m * v} over {sqrt{1-{{v} over {c}} ^ 2}} newline

newline

QE over m = d over dt {v} over {sqrt{1-{{v} over {c}} ^ 2}}"     "integrieren"     "  a = QE over m newline

newline

at + v_o = v over { sqrt{1 - {v over c } ^ 2 }} newline

newline 

v ^ 2 = ( at + v_o ) ^ 2 - { ( at + v_o ) ^ 2 * v^2 } over c^2 newline

newline

( at + v_o ) ^ 2 = v ^ 2 + { v ^ 2 (at + v_o )^2 } over c^2 = v^2 * ( 1 + {at+v_o}over c) ^2 newline 

newline

v ^ 2 = { (at + v_o)^2 over { 1 + ({at + v_o} over c)^2} } newline

newline

v = {  at + v_o } over sqrt{ 1+ {{at + v_o } over c} ^ 2}</annotation>
  </semantics>
</math>
</file>

<file path=Object 2/content.xml><?xml version="1.0" encoding="utf-8"?>
<math xmlns="http://www.w3.org/1998/Math/MathML" display="block">
  <semantics>
    <mtable>
      <mtr>
        <mtd>
          <mrow>
            <mrow>
              <mi>s</mi>
              <mo stretchy="false">=</mo>
              <mrow>
                <munderover>
                  <mo stretchy="false">∫</mo>
                  <mn>0</mn>
                  <mi>t</mi>
                </munderover>
                <mfrac>
                  <mrow>
                    <mi mathvariant="italic">at</mi>
                    <mo stretchy="false">+</mo>
                    <msub>
                      <mi>v</mi>
                      <mi>o</mi>
                    </msub>
                  </mrow>
                  <msqrt>
                    <mrow>
                      <mn>1</mn>
                      <mo stretchy="false">+</mo>
                      <msup>
                        <mfrac>
                          <mrow>
                            <mi mathvariant="italic">at</mi>
                            <mo stretchy="false">+</mo>
                            <msub>
                              <mi>v</mi>
                              <mi>o</mi>
                            </msub>
                          </mrow>
                          <mi>c</mi>
                        </mfrac>
                        <mn>2</mn>
                      </msup>
                    </mrow>
                  </msqrt>
                </mfrac>
              </mrow>
            </mrow>
            <mi mathvariant="italic">dt</mi>
            <mtext>     </mtext>
            <mrow>
              <mi>z</mi>
              <mo stretchy="false">=</mo>
              <mfrac>
                <mrow>
                  <mi mathvariant="italic">at</mi>
                  <mo stretchy="false">+</mo>
                  <msub>
                    <mi>v</mi>
                    <mi>o</mi>
                  </msub>
                </mrow>
                <mi>c</mi>
              </mfrac>
            </mrow>
            <mtext>     </mtext>
            <mi>z</mi>
            <mrow>
              <mi>'</mi>
              <mo stretchy="false">=</mo>
              <mfrac>
                <mi>a</mi>
                <mi>c</mi>
              </mfrac>
            </mrow>
          </mrow>
        </mtd>
      </mtr>
      <mtr>
        <mtd>
          <mrow/>
        </mtd>
      </mtr>
      <mtr>
        <mtd>
          <mrow>
            <mrow>
              <mi>s</mi>
              <mo stretchy="false">=</mo>
              <mrow>
                <mi>c</mi>
                <mo stretchy="false">∗</mo>
                <mfrac>
                  <mi>a</mi>
                  <mi>c</mi>
                </mfrac>
              </mrow>
            </mrow>
            <mrow>
              <munderover>
                <mo stretchy="false">∫</mo>
                <mfrac>
                  <msub>
                    <mi>v</mi>
                    <mi>o</mi>
                  </msub>
                  <mi>c</mi>
                </mfrac>
                <mfrac>
                  <mrow>
                    <mi mathvariant="italic">at</mi>
                    <mo stretchy="false">+</mo>
                    <msub>
                      <mi>v</mi>
                      <mi>o</mi>
                    </msub>
                  </mrow>
                  <mi>c</mi>
                </mfrac>
              </munderover>
              <mfrac>
                <mi>z</mi>
                <msqrt>
                  <mrow>
                    <mn>1</mn>
                    <mo stretchy="false">+</mo>
                    <msup>
                      <mi>z</mi>
                      <mn>2</mn>
                    </msup>
                  </mrow>
                </msqrt>
              </mfrac>
            </mrow>
            <mi mathvariant="italic">dz</mi>
            <mtext>     </mtext>
            <mrow>
              <mi>u</mi>
              <mo stretchy="false">=</mo>
              <mrow>
                <mn>1</mn>
                <mo stretchy="false">+</mo>
                <msup>
                  <mi>z</mi>
                  <mn>2</mn>
                </msup>
              </mrow>
            </mrow>
            <mtext>     </mtext>
            <mi>u</mi>
            <mrow>
              <mi>'</mi>
              <mo stretchy="false">=</mo>
              <mn>2</mn>
            </mrow>
            <mi>z</mi>
          </mrow>
        </mtd>
      </mtr>
      <mtr>
        <mtd>
          <mrow/>
        </mtd>
      </mtr>
      <mtr>
        <mtd>
          <mrow>
            <mrow>
              <mi>s</mi>
              <mo stretchy="false">=</mo>
              <mfrac>
                <mi>a</mi>
                <mn>2</mn>
              </mfrac>
            </mrow>
            <mrow>
              <munderover>
                <mo stretchy="false">∫</mo>
                <mrow>
                  <mn>1</mn>
                  <mo stretchy="false">+</mo>
                  <msup>
                    <mfrac>
                      <msub>
                        <mi>v</mi>
                        <mi>o</mi>
                      </msub>
                      <mi>c</mi>
                    </mfrac>
                    <mn>2</mn>
                  </msup>
                </mrow>
                <mrow>
                  <mn>1</mn>
                  <mo stretchy="false">+</mo>
                  <msup>
                    <mfrac>
                      <mrow>
                        <mi mathvariant="italic">at</mi>
                        <mo stretchy="false">+</mo>
                        <msub>
                          <mi>v</mi>
                          <mi>o</mi>
                        </msub>
                      </mrow>
                      <mi>c</mi>
                    </mfrac>
                    <mn>2</mn>
                  </msup>
                </mrow>
              </munderover>
              <mfrac>
                <mn>1</mn>
                <msqrt>
                  <mi>u</mi>
                </msqrt>
              </mfrac>
            </mrow>
            <mi mathvariant="italic">du</mi>
          </mrow>
        </mtd>
      </mtr>
      <mtr>
        <mtd>
          <mrow/>
        </mtd>
      </mtr>
      <mtr>
        <mtd>
          <mrow>
            <mi>s</mi>
            <mo stretchy="false">=</mo>
            <mrow>
              <mfrac>
                <mi>a</mi>
                <mn>2</mn>
              </mfrac>
              <mo stretchy="false">∗</mo>
              <mrow>
                <mo fence="true" stretchy="false">(</mo>
                <mrow>
                  <mrow>
                    <msqrt>
                      <mrow>
                        <mn>1</mn>
                        <mo stretchy="false">+</mo>
                        <msup>
                          <mfrac>
                            <mrow>
                              <mi mathvariant="italic">at</mi>
                              <mo stretchy="false">+</mo>
                              <msub>
                                <mi>v</mi>
                                <mi>o</mi>
                              </msub>
                            </mrow>
                            <mi>c</mi>
                          </mfrac>
                          <mn>2</mn>
                        </msup>
                      </mrow>
                    </msqrt>
                    <mo stretchy="false">−</mo>
                    <msqrt>
                      <mrow>
                        <mn>1</mn>
                        <mo stretchy="false">+</mo>
                        <msup>
                          <mfrac>
                            <msub>
                              <mi>v</mi>
                              <mi>o</mi>
                            </msub>
                            <mi>c</mi>
                          </mfrac>
                          <mn>2</mn>
                        </msup>
                      </mrow>
                    </msqrt>
                  </mrow>
                </mrow>
                <mo fence="true" stretchy="false">)</mo>
              </mrow>
            </mrow>
          </mrow>
        </mtd>
      </mtr>
    </mtable>
    <annotation encoding="StarMath 5.0">s = int from{0} to{t} { {at + v_o } over sqrt{ 1 + {{at + v_o } over c}^2} } dt "     " z = { at + v_o } over c "     " z' =  a over c newline

newline

s = c * { a over c} int from { v_o over c } to { {at + v_o} over c } { z over {sqrt {1 + z^2}}} dz "     " u = 1+z^2"     " u'=2z newline 

newline 

s = {a} over {2} int from { 1+{{v_o} over {c}}^2 } to { 1+{{ at + v_o} over {c}}^2 } {1 over sqrt u} du newline newline

s =  { a } over { 2 } * ( sqrt{ 1+{{at+v_o} over {c}}^2 } - sqrt {1+{{v_o} over {c}}^2 } )</annotation>
  </semantics>
</math>
</file>

<file path=Object 3/content.xml><?xml version="1.0" encoding="utf-8"?>
<math xmlns="http://www.w3.org/1998/Math/MathML" display="block">
  <semantics>
    <mtable>
      <mtr>
        <mtd>
          <mrow>
            <mi>a</mi>
            <mrow>
              <mrow>
                <mo fence="true" stretchy="false">(</mo>
                <mrow>
                  <mi>t</mi>
                </mrow>
                <mo fence="true" stretchy="false">)</mo>
              </mrow>
              <mo stretchy="false">=</mo>
              <mfrac>
                <mi>d</mi>
                <mi mathvariant="italic">dt</mi>
              </mfrac>
            </mrow>
            <mrow>
              <mi>v</mi>
              <mo stretchy="false">=</mo>
              <mrow>
                <mfrac>
                  <mi>d</mi>
                  <mi mathvariant="italic">dt</mi>
                </mfrac>
                <mo stretchy="false">∗</mo>
                <mfrac>
                  <mrow>
                    <mi mathvariant="italic">at</mi>
                    <mo stretchy="false">+</mo>
                    <msub>
                      <mi>v</mi>
                      <mn>0</mn>
                    </msub>
                  </mrow>
                  <msqrt>
                    <mrow>
                      <mn>1</mn>
                      <mo stretchy="false">+</mo>
                      <msup>
                        <mfrac>
                          <mrow>
                            <mi mathvariant="italic">at</mi>
                            <mo stretchy="false">+</mo>
                            <msub>
                              <mi>v</mi>
                              <mn>0</mn>
                            </msub>
                          </mrow>
                          <mi>c</mi>
                        </mfrac>
                        <mn>2</mn>
                      </msup>
                    </mrow>
                  </msqrt>
                </mfrac>
              </mrow>
            </mrow>
          </mrow>
        </mtd>
      </mtr>
      <mtr>
        <mtd>
          <mrow>
            <mi mathvariant="italic">die</mi>
            <mi mathvariant="italic">Definitionsmengen</mi>
            <mi mathvariant="normal">:</mi>
            <mrow>
              <mrow>
                <mi mathvariant="italic">at</mi>
                <mo stretchy="false">+</mo>
                <msub>
                  <mi>v</mi>
                  <mn>0</mn>
                </msub>
              </mrow>
              <mo stretchy="false">=</mo>
              <mi>u</mi>
            </mrow>
            <mi>,</mi>
            <mrow>
              <msqrt>
                <mrow>
                  <mn>1</mn>
                  <mo stretchy="false">+</mo>
                  <msup>
                    <mi>u</mi>
                    <mn>2</mn>
                  </msup>
                </mrow>
              </msqrt>
              <mo stretchy="false">=</mo>
              <mi>z</mi>
            </mrow>
          </mrow>
        </mtd>
      </mtr>
      <mtr>
        <mtd>
          <mrow>
            <mi>a</mi>
            <mrow>
              <mrow>
                <mo fence="true" stretchy="false">(</mo>
                <mrow>
                  <mi>t</mi>
                </mrow>
                <mo fence="true" stretchy="false">)</mo>
              </mrow>
              <mo stretchy="false">=</mo>
              <mfrac>
                <mrow>
                  <mrow>
                    <mrow>
                      <mi>a</mi>
                      <mo stretchy="false">∗</mo>
                      <msqrt>
                        <mrow>
                          <mn>1</mn>
                          <mo stretchy="false">+</mo>
                          <msup>
                            <mfrac>
                              <mi>u</mi>
                              <mi>c</mi>
                            </mfrac>
                            <mn>2</mn>
                          </msup>
                        </mrow>
                      </msqrt>
                    </mrow>
                    <mo stretchy="false">−</mo>
                    <mrow>
                      <mi>u</mi>
                      <mo stretchy="false">∗</mo>
                      <mrow>
                        <mo fence="true" stretchy="false">[</mo>
                        <mrow>
                          <mi>z</mi>
                        </mrow>
                        <mo fence="true" stretchy="false">]</mo>
                      </mrow>
                    </mrow>
                  </mrow>
                  <mi>'</mi>
                </mrow>
                <mrow>
                  <mn>1</mn>
                  <mo stretchy="false">+</mo>
                  <msup>
                    <mfrac>
                      <mi>u</mi>
                      <mi>c</mi>
                    </mfrac>
                    <mn>2</mn>
                  </msup>
                </mrow>
              </mfrac>
            </mrow>
          </mrow>
        </mtd>
      </mtr>
      <mtr>
        <mtd>
          <mrow>
            <mrow>
              <mo fence="true" stretchy="false">[</mo>
              <mrow>
                <mi>z</mi>
              </mrow>
              <mo fence="true" stretchy="false">]</mo>
            </mrow>
            <mrow>
              <mi>'</mi>
              <mo stretchy="false">=</mo>
              <mrow>
                <mrow>
                  <mfrac>
                    <mn>1</mn>
                    <mrow>
                      <mn>2</mn>
                      <mo stretchy="false">∗</mo>
                      <mi>z</mi>
                    </mrow>
                  </mfrac>
                  <mo stretchy="false">∗</mo>
                  <mn>2</mn>
                  <mo stretchy="false">∗</mo>
                  <mfrac>
                    <mi>u</mi>
                    <mi>c</mi>
                  </mfrac>
                </mrow>
                <mo stretchy="false">+</mo>
                <mfrac>
                  <mrow>
                    <mo fence="true" stretchy="false">(</mo>
                    <mrow>
                      <mrow>
                        <mo stretchy="false">−</mo>
                        <mi>a</mi>
                      </mrow>
                    </mrow>
                    <mo fence="true" stretchy="false">)</mo>
                  </mrow>
                  <mi>c</mi>
                </mfrac>
              </mrow>
            </mrow>
          </mrow>
        </mtd>
      </mtr>
      <mtr>
        <mtd>
          <mrow>
            <mrow>
              <mi>a</mi>
              <mo stretchy="false">∗</mo>
              <msqrt>
                <mrow>
                  <mn>1</mn>
                  <mo stretchy="false">+</mo>
                  <msup>
                    <mfrac>
                      <mi>u</mi>
                      <mi>c</mi>
                    </mfrac>
                    <mn>2</mn>
                  </msup>
                </mrow>
              </msqrt>
            </mrow>
            <mo stretchy="false">−</mo>
            <mfrac>
              <mrow>
                <mi>u</mi>
                <mo stretchy="false">∗</mo>
                <mfrac>
                  <mn>1</mn>
                  <mrow>
                    <mn>2</mn>
                    <mo stretchy="false">∗</mo>
                    <mi>z</mi>
                  </mrow>
                </mfrac>
                <mo stretchy="false">∗</mo>
                <mn>2</mn>
                <mo stretchy="false">∗</mo>
                <mfrac>
                  <mi>u</mi>
                  <mi>c</mi>
                </mfrac>
                <mo stretchy="false">∗</mo>
                <mfrac>
                  <mrow>
                    <mo fence="true" stretchy="false">(</mo>
                    <mrow>
                      <mrow>
                        <mo stretchy="false">−</mo>
                        <mi>a</mi>
                      </mrow>
                    </mrow>
                    <mo fence="true" stretchy="false">)</mo>
                  </mrow>
                  <mi>c</mi>
                </mfrac>
              </mrow>
              <mrow>
                <mn>1</mn>
                <mo stretchy="false">+</mo>
                <msup>
                  <mfrac>
                    <mi>u</mi>
                    <mi>c</mi>
                  </mfrac>
                  <mn>2</mn>
                </msup>
              </mrow>
            </mfrac>
          </mrow>
        </mtd>
      </mtr>
      <mtr>
        <mtd>
          <mrow>
            <mi>a</mi>
            <mrow>
              <mrow>
                <mo fence="true" stretchy="false">(</mo>
                <mrow>
                  <mi>t</mi>
                </mrow>
                <mo fence="true" stretchy="false">)</mo>
              </mrow>
              <mo stretchy="false">=</mo>
              <mrow/>
            </mrow>
          </mrow>
        </mtd>
      </mtr>
    </mtable>
    <annotation encoding="StarMath 5.0">a(t) = { d over dt } v = {d over dt} * {{at+v_0} over sqrt{1 + {{at + v_0} over c}^2}} newline

die Definitionsmengen: at+v_0 = u , sqrt { 1 + u^2} = z newline

a(t) = {{ a * sqrt{1+ {u over c}^2 } } - u * [z]'} over { 1 + {u over c}^2 } newline

[ z ]' = {1 over { 2 * z }} * 2* {u over c} +  ( -a ) over c newline

a( t ) = {{ a * sqrt{1+ {u over c}^2 } } - u * {{1 over { 2 * z }} * 2* {u over c} * { ( -a ) over c}}  over { 1 + {u over c}^2 }
</annotation>
  </semantics>
</math>
</file>